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Standard">
      <style:text-properties officeooo:paragraph-rsid="0b0ddd8e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text-properties officeooo:paragraph-rsid="0bad8f69"/>
    </style:style>
    <style:style style:name="P47" style:family="paragraph" style:parent-style-name="Standard">
      <style:text-properties officeooo:paragraph-rsid="0a0f7b62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text-properties officeooo:paragraph-rsid="0d1be4a7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28fb61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4" style:family="paragraph" style:parent-style-name="Standard">
      <style:text-properties officeooo:rsid="0dde9a1c" officeooo:paragraph-rsid="0ddfbc49"/>
    </style:style>
    <style:style style:name="P55" style:family="paragraph" style:parent-style-name="Footnote">
      <style:text-properties officeooo:rsid="043ccc66" officeooo:paragraph-rsid="0dca2508"/>
    </style:style>
    <style:style style:name="P56" style:family="paragraph" style:parent-style-name="Footnote">
      <style:text-properties officeooo:rsid="043ccc66" officeooo:paragraph-rsid="0e5afad8"/>
    </style:style>
    <style:style style:name="P57" style:family="paragraph" style:parent-style-name="Standard">
      <style:text-properties officeooo:paragraph-rsid="0e5c6890"/>
    </style:style>
    <style:style style:name="P58" style:family="paragraph" style:parent-style-name="Footnote">
      <style:text-properties officeooo:paragraph-rsid="0ead3525"/>
    </style:style>
    <style:style style:name="P59" style:family="paragraph" style:parent-style-name="Standard">
      <style:text-properties officeooo:paragraph-rsid="0f4d8759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f5f1cf7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daef67d"/>
    </style:style>
    <style:style style:name="P64" style:family="paragraph" style:parent-style-name="Standard">
      <style:paragraph-properties fo:text-align="center" style:justify-single-word="false"/>
      <style:text-properties officeooo:paragraph-rsid="0db0d4d1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d804757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style:text-properties officeooo:paragraph-rsid="0ea9445c"/>
    </style:style>
    <style:style style:name="P71" style:family="paragraph" style:parent-style-name="Standard">
      <style:text-properties officeooo:paragraph-rsid="0f4eeba0"/>
    </style:style>
    <style:style style:name="P72" style:family="paragraph" style:parent-style-name="Footnote">
      <style:text-properties officeooo:paragraph-rsid="0f92b562"/>
    </style:style>
    <style:style style:name="P73" style:family="paragraph" style:parent-style-name="Standard">
      <style:text-properties officeooo:paragraph-rsid="0f9ce6c3"/>
    </style:style>
    <style:style style:name="P74" style:family="paragraph" style:parent-style-name="Standard">
      <style:text-properties officeooo:paragraph-rsid="0f9ee08e"/>
    </style:style>
    <style:style style:name="P75" style:family="paragraph" style:parent-style-name="Footnote">
      <style:text-properties officeooo:paragraph-rsid="0fb53187"/>
    </style:style>
    <style:style style:name="P76" style:family="paragraph" style:parent-style-name="Standard">
      <style:text-properties officeooo:paragraph-rsid="0fbe4db4"/>
    </style:style>
    <style:style style:name="P77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4" style:family="paragraph" style:parent-style-name="Footnote">
      <style:text-properties officeooo:paragraph-rsid="0fda15e0"/>
    </style:style>
    <style:style style:name="P85" style:family="paragraph" style:parent-style-name="Standard">
      <style:text-properties officeooo:paragraph-rsid="0fe106d1"/>
    </style:style>
    <style:style style:name="P86" style:family="paragraph" style:parent-style-name="Footnote">
      <style:text-properties officeooo:paragraph-rsid="1020b286"/>
    </style:style>
    <style:style style:name="P87" style:family="paragraph" style:parent-style-name="Footnote">
      <style:text-properties officeooo:paragraph-rsid="102c1a0f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paragraph-properties fo:break-before="page"/>
      <style:text-properties officeooo:paragraph-rsid="0b0ddd8e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fc2b5"/>
    </style:style>
    <style:style style:name="P95" style:family="paragraph" style:parent-style-name="Standard">
      <style:paragraph-properties fo:text-align="center" style:justify-single-word="false"/>
      <style:text-properties officeooo:paragraph-rsid="103fc298"/>
    </style:style>
    <style:style style:name="P96" style:family="paragraph" style:parent-style-name="Standard">
      <style:paragraph-properties fo:text-align="center" style:justify-single-word="false"/>
      <style:text-properties officeooo:paragraph-rsid="10411e41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5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5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2" style:family="text">
      <style:text-properties fo:color="#000000" loext:opacity="100%" style:font-name="Liberation Sans" fo:font-size="12pt" style:font-size-asian="12pt" style:font-size-complex="12pt"/>
    </style:style>
    <style:style style:name="T21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1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15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1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18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42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43" style:family="text">
      <style:text-properties style:use-window-font-color="true" loext:opacity="0%" style:font-name="Liberation Sans" officeooo:rsid="047da547"/>
    </style:style>
    <style:style style:name="T24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6" style:family="text">
      <style:text-properties style:use-window-font-color="true" loext:opacity="0%" style:font-name="Liberation Sans" fo:font-size="12pt" style:font-size-asian="12pt" style:font-size-complex="12pt"/>
    </style:style>
    <style:style style:name="T277" style:family="text">
      <style:text-properties style:use-window-font-color="true" loext:opacity="0%" style:font-name="Liberation Sans" officeooo:rsid="0efd8e5c"/>
    </style:style>
    <style:style style:name="T27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0" style:family="text">
      <style:text-properties officeooo:rsid="04473353"/>
    </style:style>
    <style:style style:name="T28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3" style:family="text">
      <style:text-properties officeooo:rsid="0aace3cd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7" style:family="text">
      <style:text-properties officeooo:rsid="0f0ca65a"/>
    </style:style>
    <style:style style:name="T308" style:family="text">
      <style:text-properties officeooo:rsid="0f8f58bd"/>
    </style:style>
    <style:style style:name="T309" style:family="text">
      <style:text-properties officeooo:rsid="0f95a7a0"/>
    </style:style>
    <style:style style:name="T310" style:family="text">
      <style:text-properties style:text-underline-style="none"/>
    </style:style>
    <style:style style:name="T311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8"><text:span text:style-name="Strong_20_Emphasis"><text:span text:style-name="T181">C</text:span></text:span><text:span text:style-name="Strong_20_Emphasis"><text:span text:style-name="T180">hecklist voor </text:span></text:span><text:span text:style-name="Strong_20_Emphasis"><text:span text:style-name="T182">de installatie</text:span></text:span><text:span text:style-name="Strong_20_Emphasis"><text:span text:style-name="T180"> van </text:span></text:span><text:span text:style-name="Strong_20_Emphasis"><text:span text:style-name="T180"><text:user-field-get text:name="Distro">Ubuntu</text:user-field-get></text:span></text:span><text:span text:style-name="Strong_20_Emphasis"><text:span text:style-name="T180"><text:s/></text:span></text:span><text:span text:style-name="Strong_20_Emphasis"><text:span text:style-name="T187"><text:user-field-get text:name="Version">24.04</text:user-field-get></text:span></text:span><text:span text:style-name="Strong_20_Emphasis"><text:span text:style-name="T184"><text:note text:id="ftn1" text:note-class="footnote"><text:note-citation>1</text:note-citation><text:note-body><text:p text:style-name="P87"><text:span text:style-name="T293">D</text:span><text:span text:style-name="T284">eze </text:span><text:span text:style-name="Strong_20_Emphasis"><text:span text:style-name="T295"><text:user-field-get text:name="Distro">Ubuntu</text:user-field-get></text:span></text:span><text:span text:style-name="T286"><text:s/></text:span><text:span text:style-name="T296"><text:user-field-get text:name="Version">24.04</text:user-field-get></text:span><text:span text:style-name="T296"><text:s/></text:span><text:span text:style-name="Strong_20_Emphasis"><text:span text:style-name="T297"><text:user-field-get text:name="Edition">Desktop</text:user-field-get></text:span></text:span><text:span text:style-name="T284"><text:s/>(codenaam </text:span><text:span text:style-name="T292">noble</text:span><text:span text:style-name="T284">) van april</text:span><text:span text:style-name="T287"> </text:span><text:span text:style-name="Strong_20_Emphasis"><text:span text:style-name="T298"><text:user-field-get text:name="Releaseyear">2024</text:user-field-get></text:span></text:span><text:span text:style-name="T288"><text:s/></text:span><text:span text:style-name="T293">is een zogenaamde </text:span><text:span text:style-name="T284">LTS-</text:span><text:span text:style-name="T293">versie</text:span><text:span text:style-name="T284"> </text:span><text:span text:style-name="T293">(</text:span><text:span text:style-name="T284">staat voor Long-Term Support, </text:span><text:span text:style-name="T285">langetermijnondersteuning</text:span><text:span text:style-name="T293">)</text:span><text:span text:style-name="T285"> </text:span><text:span text:style-name="T294">en</text:span><text:span text:style-name="T288"> </text:span><text:span text:style-name="T284">wordt gedurende 5 jaar ondersteund tot april 202</text:span><text:span text:style-name="T292">9</text:span><text:span text:style-name="T284">, en met een </text:span><text:span text:style-name="T291">gratis persoonlijk </text:span><text:span text:style-name="T284">Ubuntu </text:span><text:span text:style-name="T289">P</text:span><text:span text:style-name="T284">ro-abonnement gedurende 1</text:span><text:span text:style-name="T290">0</text:span><text:span text:style-name="T284"> jaar tot april 203</text:span><text:span text:style-name="T292">4</text:span><text:span text:style-name="T284">.</text:span></text:p></text:note-body></text:note></text:span></text:span><text:span text:style-name="Strong_20_Emphasis"><text:span text:style-name="T185"><text:s/></text:span></text:span><text:span text:style-name="Strong_20_Emphasis"><text:span text:style-name="T186"><text:user-field-get text:name="Edition">Desktop</text:user-field-get></text:span></text:span><text:span text:style-name="Strong_20_Emphasis"><text:span text:style-name="T183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307">ONDERSTREEPTE</text:span></text:span><text:span text:style-name="T1"> </text:span><text:span text:style-name="T16">woorden</text:span><text:span text:style-name="T15"> het</text:span><text:span text:style-name="Strong_20_Emphasis"><text:span text:style-name="T227"> </text:span></text:span><text:span text:style-name="Strong_20_Emphasis"><text:span text:style-name="T228">tekstvak</text:span></text:span><text:span text:style-name="T16"> </text:span><text:span text:style-name="T19">in,</text:span><text:span text:style-name="T16"> </text:span><text:span text:style-name="T243">zie </text:span><text:span text:style-name="T277">[</text:span><text:span text:style-name="T243">toelichting</text:span><text:span text:style-name="T277">]</text:span><text:span text:style-name="T16">:</text:span></text:p>
      <text:p text:style-name="P2"><text:span text:style-name="Definition"><text:span text:style-name="T23">GEBRUIKER</text:span></text:span><text:span text:style-name="T251"><text:tab/><text:tab/></text:span><text:span text:style-name="T276"> <text:tab/><text:tab/></text:span><text:span text:style-name="T252"><draw:control text:anchor-type="as-char" svg:y="-0.4cm" draw:z-index="12" draw:name="Gebruiker 2" draw:style-name="gr2" draw:text-style-name="P98" svg:width="6.4cm" svg:height="0.6cm" draw:control="control11"><svg:title>Gebruiker</svg:title><svg:desc>Volledige naam, bijv. Jan Stek</svg:desc></draw:control></text:span><text:span text:style-name="T252"><text:tab/> <text:s text:c="2"/></text:span><text:span text:style-name="T253">[</text:span><text:span text:style-name="T254">V</text:span><text:span text:style-name="T246">olledige naam, bijv. </text:span><text:span text:style-name="T247">J</text:span><text:span text:style-name="T274">a</text:span><text:span text:style-name="T247">n </text:span><text:span text:style-name="T274">Jansen</text:span><text:span text:style-name="T275">]</text:span></text:p>
      <text:p text:style-name="P85"><text:span text:style-name="Definition"><text:span text:style-name="T245">g</text:span></text:span><text:span text:style-name="Definition">ebruikersnaam</text:span><text:span text:style-name="Definition"><text:span text:style-name="T310"><text:tab/></text:span></text:span><text:span text:style-name="T244"><draw:control text:anchor-type="as-char" svg:y="-0.4cm" draw:z-index="13" draw:name="Gberuikersnaam 3" draw:style-name="gr2" draw:text-style-name="P98" svg:width="6.4cm" svg:height="0.6cm" draw:control="control12"><svg:title>Gebruikersnaam</svg:title><svg:desc>Korte naam, bijv. jan</svg:desc></draw:control></text:span><text:span text:style-name="T244"><text:tab/> <text:s text:c="2"/></text:span><text:span text:style-name="T7">[</text:span><text:span text:style-name="T8">K</text:span><text:span text:style-name="T6">orte naam, bijv. </text:span><text:span text:style-name="T191">j</text:span><text:span text:style-name="T192">a</text:span><text:span text:style-name="T191">n</text:span><text:span text:style-name="T193">]</text:span></text:p>
      <text:p text:style-name="P2"><text:span text:style-name="Definition">COMPUTERNAAM</text:span><text:span text:style-name="T255"><text:tab/><text:tab/></text:span><draw:control text:anchor-type="as-char" svg:y="-0.4cm" draw:z-index="14" draw:name="Computernaam 1" draw:style-name="gr2" draw:text-style-name="P98" svg:width="6.4cm" svg:height="0.6cm" draw:control="control13"><svg:title>Computernaam</svg:title><svg:desc>Unieke naam van de computer</svg:desc></draw:control><text:tab/> <text:s text:c="2"/><text:span text:style-name="T260">[</text:span><text:span text:style-name="T261">N</text:span><text:span text:style-name="T256">aam van de compute</text:span><text:span text:style-name="T257">r, </text:span><text:span text:style-name="T258">bijv. </text:span><text:span text:style-name="T259">pc02</text:span><text:span text:style-name="T260">]</text:span></text:p>
      <text:p text:style-name="P2"><text:span text:style-name="Definition"><text:span text:style-name="T263">GEBRUIKER</text:span></text:span><text:span text:style-name="Definition"><text:span text:style-name="T268"><text:tab/></text:span></text:span><text:span text:style-name="T262"><text:tab/></text:span><text:span text:style-name="T276"> <text:tab/><text:tab/></text:span><text:span text:style-name="T252"><draw:control text:anchor-type="as-char" svg:y="-0.4cm" draw:z-index="15" draw:name="Gebruiker 3" draw:style-name="gr2" draw:text-style-name="P98" svg:width="6.4cm" svg:height="0.6cm" draw:control="control14"><svg:title>Gebruiker</svg:title><svg:desc>Volledige naam, bijv. Jan Stek</svg:desc></draw:control></text:span><text:span text:style-name="T252"><text:tab/> <text:s text:c="2"/></text:span><text:span text:style-name="T253">[</text:span><text:span text:style-name="T254">V</text:span><text:span text:style-name="T246">olledige naam </text:span><text:span text:style-name="T250">evt. 2</text:span><text:span text:style-name="T278">e</text:span><text:span text:style-name="T248"> gebruiker</text:span><text:span text:style-name="T249">]</text:span></text:p>
      <text:p text:style-name="P85"><text:span text:style-name="Definition"><text:span text:style-name="T263">GEBRUIKERSN</text:span></text:span><text:span text:style-name="Definition"><text:span text:style-name="T264">aa</text:span></text:span><text:span text:style-name="Definition"><text:span text:style-name="T263">M</text:span></text:span><text:span text:style-name="Definition"><text:span text:style-name="T268"><text:tab/></text:span></text:span><text:span text:style-name="T244"><draw:control text:anchor-type="as-char" svg:y="-0.4cm" draw:z-index="16" draw:name="Gberuikersnaam 4" draw:style-name="gr2" draw:text-style-name="P98" svg:width="6.4cm" svg:height="0.6cm" draw:control="control15"><svg:title>Gebruikersnaam</svg:title><svg:desc>Korte naam, bijv. jan</svg:desc></draw:control></text:span><text:span text:style-name="T244"><text:tab/> <text:s text:c="2"/></text:span><text:span text:style-name="T266">[</text:span><text:span text:style-name="T267">K</text:span><text:span text:style-name="T265">orte naam</text:span><text:span text:style-name="T269"> </text:span><text:span text:style-name="T270">e</text:span><text:span text:style-name="T271">vt. 2</text:span><text:span text:style-name="T279">e</text:span><text:span text:style-name="T271"> </text:span><text:span text:style-name="T272">gebruiker</text:span><text:span text:style-name="T273">]</text:span></text:p>
      <text:p text:style-name="P1"><text:span text:style-name="T194">Vervang </text:span><text:span text:style-name="T201">de</text:span><text:span text:style-name="T194"> </text:span><text:span text:style-name="Definition"><text:span text:style-name="T24">ONDERSTREEPTE</text:span></text:span><text:span text:style-name="T194"> </text:span><text:span text:style-name="T195">woorden </text:span><text:span text:style-name="T194">in deze checklist door </text:span><text:span text:style-name="T201">d</text:span><text:span text:style-name="T202">i</text:span><text:span text:style-name="T201">e </text:span><text:span text:style-name="T200">in </text:span><text:span text:style-name="T202">het</text:span><text:span text:style-name="Strong_20_Emphasis"><text:span text:style-name="T62"> </text:span></text:span><text:span text:style-name="Strong_20_Emphasis"><text:span text:style-name="T90">tekstvak</text:span></text:span><text:span text:style-name="T194">.</text:span></text:p>
      <text:p text:style-name="P41"/>
      <text:p text:style-name="P41"/>
      <text:p text:style-name="P3"><text:span text:style-name="T206">Nog niet op Linux?</text:span><text:span text:style-name="T196"><text:tab/></text:span><text:span text:style-name="Strong_20_Emphasis"><text:span text:style-name="T93"><draw:control text:anchor-type="as-char" draw:z-index="17" draw:name="Vorm3" draw:style-name="gr1" draw:text-style-name="P97" svg:width="0.35cm" svg:height="0.35cm" draw:control="control16"/></text:span></text:span><text:span text:style-name="T203"><text:tab/></text:span><text:span text:style-name="T204">G</text:span><text:span text:style-name="T197">ebruik </text:span><text:span text:style-name="Strong_20_Emphasis"><text:span text:style-name="T207">Checklist </text:span></text:span><text:span text:style-name="Strong_20_Emphasis"><text:span text:style-name="T208">overzetten</text:span></text:span><text:span text:style-name="T197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8"> onder </text:span><text:span text:style-name="T205">Linux</text:span><text:span text:style-name="T199">.</text:span></text:p>
      <text:p text:style-name="P40"><text:span text:style-name="T170">Nieuwe installatie?</text:span><text:span text:style-name="T166"><text:tab/></text:span><text:span text:style-name="Strong_20_Emphasis"><text:span text:style-name="T92"><draw:control text:anchor-type="as-char" draw:z-index="18" draw:name="Vorm 2" draw:style-name="gr1" draw:text-style-name="P97" svg:width="0.35cm" svg:height="0.35cm" draw:control="control17"/></text:span></text:span><text:span text:style-name="T169"><text:tab/></text:span><text:span text:style-name="T168">B</text:span><text:span text:style-name="T166">egin bij hoofdstuk </text:span><text:span text:style-name="T170"><text:bookmark-ref text:reference-format="page" text:ref-name="__RefNumPara__4009_1271708128">2</text:bookmark-ref></text:span><text:span text:style-name="T166"><text:s text:c="2"/></text:span><text:span text:style-name="T171"><text:bookmark-ref text:reference-format="text" text:ref-name="__RefNumPara__4009_1271708128">Installatie uitvoeren</text:bookmark-ref></text:span><text:span text:style-name="T167">.</text:span></text:p>
      <text:p text:style-name="P23"/>
      <text:p text:style-name="P23"/>
      <text:list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91"><draw:control text:anchor-type="as-char" draw:z-index="5" draw:name="Vorm3_0" draw:style-name="gr1" draw:text-style-name="P97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91"><draw:control text:anchor-type="as-char" draw:z-index="8" draw:name="Vorm3_ 2" draw:style-name="gr1" draw:text-style-name="P9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5"><text:span text:style-name="User_20_Entry"><text:span text:style-name="T126">E</text:span></text:span><text:span text:style-name="User_20_Entry"><text:span text:style-name="T141">v</text:span></text:span><text:span text:style-name="User_20_Entry"><text:span text:style-name="T142">en</text:span></text:span><text:span text:style-name="User_20_Entry"><text:span text:style-name="T144">t</text:span></text:span><text:span text:style-name="User_20_Entry"><text:span text:style-name="T145">uele </text:span></text:span><text:span text:style-name="User_20_Entry"><text:span text:style-name="T146">extra </text:span></text:span><text:span text:style-name="Definition"><text:span text:style-name="T305">gebruiker</text:span></text:span><text:span text:style-name="User_20_Entry"><text:span text:style-name="T137">s</text:span></text:span><text:span text:style-name="User_20_Entry"><text:span text:style-name="T146"> aanmelden </text:span></text:span><text:span text:style-name="User_20_Entry"><text:span text:style-name="T147">en dezelfde stappen uitvoeren</text:span></text:span><text:span text:style-name="User_20_Entry"><text:span text:style-name="T143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95"><text:span text:style-name="Strong_20_Emphasis"><text:span text:style-name="T93"><draw:control text:anchor-type="as-char" draw:z-index="19" draw:name="Vorm4" draw:style-name="gr1" draw:text-style-name="P97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3" office:value-type="string">
            <text:p text:style-name="P78"><text:span text:style-name="Strong_20_Emphasis"><text:span text:style-name="T84">D</text:span></text:span><text:span text:style-name="Strong_20_Emphasis"><text:span text:style-name="T62">ruk op de </text:span></text:span><text:span text:style-name="Strong_20_Emphasis"><text:span text:style-name="T162">Super</text:span></text:span><text:span text:style-name="Strong_20_Emphasis"><text:span text:style-name="T62">-toets</text:span></text:span><text:span text:style-name="Strong_20_Emphasis"><text:span text:style-name="T42"><text:note text:id="ftn4" text:note-class="footnote"><text:note-citation>3</text:note-citation><text:note-body><text:p text:style-name="P77"><text:span text:style-name="T165">D</text:span>e <text:span text:style-name="T311">Super</text:span>-toets <text:span text:style-name="T218">is de Windows-toets, Command-toets </text:span><text:span text:style-name="T219">(Apple)</text:span><text:span text:style-name="T218">, of Vergrootglas-toets </text:span><text:span text:style-name="T219">(Chromebook)</text:span><text:span text:style-name="T218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2">ter</text:span></text:span><text:span text:style-name="Strong_20_Emphasis"><text:span text:style-name="T103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0"/></text:span></text:p>
          </table:table-cell>
          <table:table-cell table:style-name="_31_._5f_Installatie_5f_voorbereiden.D4" office:value-type="string">
            <text:p text:style-name="P79"><text:span text:style-name="T3">Typ</text:span><text:span text:style-name="Strong_20_Emphasis"><text:span text:style-name="T52"> de</text:span></text:span><text:span text:style-name="Strong_20_Emphasis"><text:span text:style-name="T53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63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5" office:value-type="string">
            <text:p text:style-name="P59"><text:span text:style-name="User_20_Entry"><text:span text:style-name="T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6" office:value-type="string">
            <text:p text:style-name="P59"><text:span text:style-name="User_20_Entry"><text:span text:style-name="T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51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95"><text:span text:style-name="Strong_20_Emphasis"><text:span text:style-name="T93"><draw:control text:anchor-type="as-char" draw:z-index="20" draw:name="Vorm 3" draw:style-name="gr1" draw:text-style-name="P97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95"><text:span text:style-name="Strong_20_Emphasis"><text:span text:style-name="T93"><draw:control text:anchor-type="as-char" draw:z-index="21" draw:name="Vorm 4" draw:style-name="gr1" draw:text-style-name="P97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80"><text:span text:style-name="Strong_20_Emphasis"><text:span text:style-name="T84">D</text:span></text:span><text:span text:style-name="Strong_20_Emphasis"><text:span text:style-name="T58">ruk </text:span></text:span><text:span text:style-name="Strong_20_Emphasis"><text:span text:style-name="T59">op de </text:span></text:span><text:span text:style-name="Strong_20_Emphasis"><text:span text:style-name="T162">Super</text:span></text:span><text:span text:style-name="Strong_20_Emphasis"><text:span text:style-name="T59">-toets</text:span></text:span><text:span text:style-name="Strong_20_Emphasis"><text:span text:style-name="T43"><text:note-ref text:note-class="footnote" text:reference-format="text" text:ref-name="ftn4">3</text:note-ref></text:span></text:span><text:span text:style-name="Strong_20_Emphasis"><text:span text:style-name="T57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98">men</text:span></text:span><text:span text:style-name="Strong_20_Emphasis"><text:span text:style-name="T99">u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</text:span></text:span><text:span text:style-name="Strong_20_Emphasis"><text:span text:style-name="T94">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0"/></text:span></text:p>
          </table:table-cell>
          <table:table-cell table:style-name="_31_._5f_Installatie_5f_voorbereiden.D10" office:value-type="string">
            <text:p text:style-name="P73"><text:span text:style-name="Strong_20_Emphasis"><text:span text:style-name="T88">Selecteer</text:span></text:span><text:span text:style-name="Strong_20_Emphasis"><text:span text:style-name="T56"> </text:span></text:span><text:span text:style-name="Strong_20_Emphasis"><text:span text:style-name="T111">1</text:span></text:span><text:span text:style-name="Strong_20_Emphasis"><text:span text:style-name="T112"> <text:s/></text:span></text:span><text:span text:style-name="Strong_20_Emphasis"><text:span text:style-name="T113">In</text:span></text:span><text:span text:style-name="Strong_20_Emphasis"><text:span text:style-name="T106">stallatie voorbereiden</text:span></text:span><text:span text:style-name="Strong_20_Emphasis"><text:span text:style-name="T83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52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0"><text:bookmark-start text:name="__RefNumPara__4009_1271708128"/><text:span text:style-name="Strong_20_Emphasis"><text:span text:style-name="T209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B1" office:value-type="string">
            <text:p text:style-name="P60"><text:span text:style-name="Strong_20_Emphasis"><text:span text:style-name="T93"><draw:control text:anchor-type="as-char" draw:z-index="2" draw:name="Vorm9" draw:style-name="gr1" draw:text-style-name="P97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6"><text:span text:style-name="T212">Start de computer op vanaf</text:span><text:span text:style-name="T212"><text:note text:id="ftn5" text:note-class="footnote"><text:note-citation>1</text:note-citation><text:note-body><text:p text:style-name="P84"><text:span text:style-name="T151">B</text:span><text:span text:style-name="T152">ootmenu/</text:span><text:span text:style-name="T151">S</text:span><text:span text:style-name="T152">etup</text:span><text:span text:style-name="T150"> via </text:span><text:span text:style-name="T148">é</text:span><text:span text:style-name="T149">é</text:span><text:span text:style-name="T151">n van de </text:span><text:span text:style-name="Definition"><text:span text:style-name="T153">Veelgebruikte toetsen: </text:span></text:span><text:span text:style-name="Definition"><text:span text:style-name="T154"><text:s/></text:span></text:span><text:span text:style-name="User_20_Entry"><text:span text:style-name="T164">Esc</text:span></text:span><text:span text:style-name="User_20_Entry"><text:span text:style-name="T157">,</text:span></text:span><text:span text:style-name="Definition"><text:span text:style-name="T154"> </text:span></text:span><text:span text:style-name="User_20_Entry"><text:span text:style-name="T164">Delete</text:span></text:span><text:span text:style-name="User_20_Entry"><text:span text:style-name="T158">,</text:span></text:span><text:span text:style-name="Definition"><text:span text:style-name="T154"> </text:span></text:span><text:span text:style-name="User_20_Entry"><text:span text:style-name="T164">F1</text:span></text:span><text:span text:style-name="User_20_Entry"><text:span text:style-name="T158">,</text:span></text:span><text:span text:style-name="Definition"><text:span text:style-name="T154"> </text:span></text:span><text:span text:style-name="User_20_Entry"><text:span text:style-name="T164">F2</text:span></text:span><text:span text:style-name="User_20_Entry"><text:span text:style-name="T158">,</text:span></text:span><text:span text:style-name="Definition"><text:span text:style-name="T154"> </text:span></text:span><text:span text:style-name="User_20_Entry"><text:span text:style-name="T164">F9</text:span></text:span><text:span text:style-name="User_20_Entry"><text:span text:style-name="T158">,</text:span></text:span><text:span text:style-name="Definition"><text:span text:style-name="T154"> </text:span></text:span><text:span text:style-name="User_20_Entry"><text:span text:style-name="T164">F10</text:span></text:span><text:span text:style-name="User_20_Entry"><text:span text:style-name="T158">,</text:span></text:span><text:span text:style-name="Definition"><text:span text:style-name="T154"> </text:span></text:span><text:span text:style-name="User_20_Entry"><text:span text:style-name="T164">F11</text:span></text:span><text:span text:style-name="User_20_Entry"><text:span text:style-name="T158">,</text:span></text:span><text:span text:style-name="Definition"><text:span text:style-name="T154"> </text:span></text:span><text:span text:style-name="Definition"><text:span text:style-name="T155">o</text:span></text:span><text:span text:style-name="Definition"><text:span text:style-name="T156">f</text:span></text:span><text:span text:style-name="Definition"><text:span text:style-name="T154"> </text:span></text:span><text:span text:style-name="User_20_Entry"><text:span text:style-name="T164">F12</text:span></text:span><text:span text:style-name="User_20_Entry"><text:span text:style-name="T158">.</text:span></text:span></text:p></text:note-body></text:note></text:span><text:span text:style-name="T212"> </text:span><text:span text:style-name="T216">een </text:span><text:span text:style-name="Strong_20_Emphasis"><text:span text:style-name="T189"><text:user-field-get text:name="Distro">Ubuntu</text:user-field-get></text:span></text:span><text:span text:style-name="T211"><text:s/></text:span><text:span text:style-name="T190"><text:user-field-get text:name="Version">24.04</text:user-field-get></text:span><text:span text:style-name="T190"><text:s/></text:span><text:span text:style-name="Strong_20_Emphasis"><text:span text:style-name="T119"><text:user-field-get text:name="Edition">Desktop</text:user-field-get></text:span></text:span><text:span text:style-name="Strong_20_Emphasis"><text:span text:style-name="T119"><text:s/></text:span></text:span><text:span text:style-name="Strong_20_Emphasis"><text:span text:style-name="T120">L</text:span></text:span><text:span text:style-name="T121">ive</text:span><text:span text:style-name="T121"><text:note text:id="ftn6" text:note-class="footnote"><text:note-citation>2</text:note-citation><text:note-body><text:p text:style-name="P72"><text:span text:style-name="T280">Vanaf ee</text:span>n <text:span text:style-name="T309">L</text:span>ive <text:span text:style-name="T308">USB</text:span><text:span text:style-name="T283">-stick</text:span><text:span text:style-name="T21"> </text:span>kunt <text:span text:style-name="T280">u opstarten en</text:span> <text:span text:style-name="T17">met </text:span><text:span text:style-name="Strong_20_Emphasis"><text:span text:style-name="T220"><text:user-field-get text:name="Distro">Ubuntu</text:user-field-get></text:span></text:span><text:span text:style-name="Strong_20_Emphasis"><text:span text:style-name="T220"><text:s/></text:span></text:span>werken zonder enige bestanden op de harde schijf te wijzigen en maakt ook installatie van <text:span text:style-name="Strong_20_Emphasis"><text:span text:style-name="T220"><text:user-field-get text:name="Distro">Ubuntu</text:user-field-get></text:span></text:span><text:span text:style-name="Strong_20_Emphasis"><text:span text:style-name="T220"><text:s/></text:span></text:span>mogelijk.</text:p></text:note-body></text:note></text:span><text:span text:style-name="T121"> </text:span><text:span text:style-name="T124">USB</text:span><text:span text:style-name="T122">-stick</text:span><text:span text:style-name="T122"><text:note text:id="ftn7" text:note-class="footnote"><text:note-citation>3</text:note-citation><text:note-body><text:p text:style-name="P86"><text:span text:style-name="Strong_20_Emphasis"><text:span text:style-name="T136">Maak een opstartbare USB-stick</text:span></text:span><text:span text:style-name="Strong_20_Emphasis"><text:span text:style-name="T132">:<text:line-break/></text:span></text:span><text:span text:style-name="Strong_20_Emphasis"><text:span text:style-name="T127">Download </text:span></text:span><text:span text:style-name="Strong_20_Emphasis"><text:span text:style-name="T128">een </text:span></text:span><text:span text:style-name="Strong_20_Emphasis"><text:span text:style-name="T138"><text:user-field-get text:name="Distro">Ubuntu</text:user-field-get></text:span></text:span><text:span text:style-name="Strong_20_Emphasis"><text:span text:style-name="T138"><text:s/></text:span></text:span><text:span text:style-name="Strong_20_Emphasis"><text:span text:style-name="T138"><text:user-field-get text:name="Edition">Desktop</text:user-field-get></text:span></text:span><text:span text:style-name="Strong_20_Emphasis"><text:span text:style-name="T138"><text:s/></text:span></text:span><text:span text:style-name="Strong_20_Emphasis"><text:span text:style-name="T138"><text:user-field-get text:name="Version">24.04</text:user-field-get></text:span></text:span><text:span text:style-name="Strong_20_Emphasis"><text:span text:style-name="T138"><text:s/></text:span></text:span><text:span text:style-name="Strong_20_Emphasis"><text:span text:style-name="T140">LTS </text:span></text:span><text:span text:style-name="Strong_20_Emphasis"><text:span text:style-name="T133">CD</text:span></text:span><text:span text:style-name="Strong_20_Emphasis"><text:span text:style-name="T135">-beeldbestand</text:span></text:span><text:span text:style-name="Strong_20_Emphasis"><text:span text:style-name="T129"> </text:span></text:span><text:span text:style-name="Strong_20_Emphasis"><text:span text:style-name="T130">(.iso) </text:span></text:span><text:span text:style-name="Strong_20_Emphasis"><text:span text:style-name="T129">vanaf </text:span></text:span><text:a xlink:type="simple" xlink:href="https://ubuntu.com/download" text:style-name="Internet_20_link" text:visited-style-name="Visited_20_Internet_20_Link"><text:span text:style-name="Strong_20_Emphasis"><text:span text:style-name="T282">ubuntu.com/download</text:span></text:span></text:a><text:span text:style-name="Strong_20_Emphasis"><text:span text:style-name="T129">.</text:span></text:span><text:span text:style-name="Strong_20_Emphasis"><text:span text:style-name="T131"><text:line-break/>De </text:span></text:span><text:span text:style-name="Strong_20_Emphasis"><text:span text:style-name="T134">ver</text:span></text:span><text:span text:style-name="Strong_20_Emphasis"><text:span text:style-name="T131">volgstappen staan beschreven in </text:span></text:span><text:span text:style-name="Strong_20_Emphasis"><text:span text:style-name="T139">Linux informatie</text:span></text:span><text:span text:style-name="Strong_20_Emphasis"><text:span text:style-name="T131">, te vinden op </text:span></text:span><text:a xlink:type="simple" xlink:href="https://karelzimmer.nl/" text:style-name="Internet_20_link" text:visited-style-name="Visited_20_Internet_20_Link"><text:span text:style-name="Strong_20_Emphasis"><text:span text:style-name="T281">karelzimmer.nl</text:span></text:span></text:a><text:span text:style-name="Strong_20_Emphasis"><text:span text:style-name="T131">, onder </text:span></text:span><text:span text:style-name="Strong_20_Emphasis"><text:span text:style-name="T139">Linux</text:span></text:span><text:span text:style-name="Strong_20_Emphasis"><text:span text:style-name="T131">.</text:span></text:span></text:p></text:note-body></text:note></text:span><text:span text:style-name="T123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88">Selecteer</text:span></text:span><text:span text:style-name="Strong_20_Emphasis"><text:span text:style-name="T47"> </text:span></text:span><text:span text:style-name="Strong_20_Emphasis"><text:span text:style-name="T105">Try or Install Ubuntu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125"><draw:control text:anchor-type="as-char" draw:z-index="7" draw:name="Vorm 6" draw:style-name="gr1" draw:text-style-name="P97" svg:width="0.35cm" svg:height="0.35cm" draw:control="control6"/></text:span></text:span></text:p>
          </table:table-cell>
          <table:table-cell table:style-name="_32_._5f_Installatie_5f_uitvoeren.C4" office:value-type="string">
            <text:p text:style-name="P18"><text:span text:style-name="T213">Kies</text:span><text:span text:style-name="T214"> </text:span><text:span text:style-name="T217">Nederlands</text:span><text:span text:style-name="T214"> en klik</text:span><text:span text:style-name="T215"> </text:span><text:span text:style-name="T214">op</text:span><text:span text:style-name="T213"> </text:span><text:span text:style-name="T210">Next</text:span><text:span text:style-name="T213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50"><draw:control text:anchor-type="as-char" draw:z-index="6" draw:name="Vorm 1" draw:style-name="gr1" draw:text-style-name="P97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10"><text:span text:style-name="T237">Bij</text:span><text:span text:style-name="T230"> </text:span><text:span text:style-name="Strong_20_Emphasis"><text:span text:style-name="T238">Create your account</text:span></text:span><text:span text:style-name="T230">: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9" office:value-type="string">
            <text:p text:style-name="P11"><text:span text:style-name="T236">V</text:span><text:span text:style-name="T231">ul </text:span><text:span text:style-name="T232">in </text:span><text:span text:style-name="Strong_20_Emphasis"><text:span text:style-name="T238">Your</text:span></text:span><text:span text:style-name="Strong_20_Emphasis"><text:span text:style-name="T233"> n</text:span></text:span><text:span text:style-name="Strong_20_Emphasis"><text:span text:style-name="T234">am</text:span></text:span><text:span text:style-name="Strong_20_Emphasis"><text:span text:style-name="T238">e</text:span></text:span><text:span text:style-name="Strong_20_Emphasis"><text:span text:style-name="T223"> </text:span></text:span><text:span text:style-name="Definition"><text:span text:style-name="T4">gebruiker</text:span></text:span><text:span text:style-name="Strong_20_Emphasis"><text:span text:style-name="T224">, <text:line-break/></text:span></text:span><text:span text:style-name="Strong_20_Emphasis"><text:span text:style-name="T238">You</text:span></text:span><text:span text:style-name="Strong_20_Emphasis"><text:span text:style-name="T242">r</text:span></text:span><text:span text:style-name="Strong_20_Emphasis"><text:span text:style-name="T233"> </text:span></text:span><text:span text:style-name="Strong_20_Emphasis"><text:span text:style-name="T235">computer</text:span></text:span><text:span text:style-name="Strong_20_Emphasis"><text:span text:style-name="T241">'s </text:span></text:span><text:span text:style-name="Strong_20_Emphasis"><text:span text:style-name="T240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23">,<text:line-break/></text:span></text:span><text:span text:style-name="Strong_20_Emphasis"><text:span text:style-name="T239">Your username</text:span></text:span><text:span text:style-name="Strong_20_Emphasis"><text:span text:style-name="T223"> </text:span></text:span><text:span text:style-name="Definition"><text:span text:style-name="T4">gebruikersnaam</text:span></text:span><text:span text:style-name="Strong_20_Emphasis"><text:span text:style-name="T223">, </text:span></text:span><text:span text:style-name="Strong_20_Emphasis"><text:span text:style-name="T226">en</text:span></text:span><text:span text:style-name="Strong_20_Emphasis"><text:span text:style-name="T223"><text:line-break/></text:span></text:span><text:span text:style-name="Strong_20_Emphasis"><text:span text:style-name="T225">g</text:span></text:span><text:span text:style-name="Strong_20_Emphasis"><text:span text:style-name="T222">eef tweemaal een </text:span></text:span><text:span text:style-name="Strong_20_Emphasis"><text:span text:style-name="T229">wachtwoord</text:span></text:span><text:span text:style-name="Strong_20_Emphasis"><text:span text:style-name="T222">.</text:span></text:span></text:p>
          </table:table-cell>
        </table:table-row>
      </table:table>
      <text:p text:style-name="P44"><text:span text:style-name="Strong_20_Emphasis"><text:span text:style-name="T95"/></text:span></text:p>
      <text:list text:continue-numbering="true" text:style-name="L1">
        <text:list-item>
          <text:p text:style-name="P89"><text:span text:style-name="Strong_20_Emphasis"><text:span text:style-name="T107">Installatie </text:span></text:span><text:span text:style-name="Strong_20_Emphasis"><text:span text:style-name="T108">afronden</text:span></text:span></text:p>
        </text:list-item>
      </text:list>
      <text:p text:style-name="P45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93"><draw:control text:anchor-type="as-char" draw:z-index="3" draw:name="Vorm24" draw:style-name="gr1" draw:text-style-name="P97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69"><text:span text:style-name="Strong_20_Emphasis"><text:span text:style-name="T96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92"><draw:control text:anchor-type="as-char" draw:z-index="10" draw:name="Vorm13_1" draw:style-name="gr1" draw:text-style-name="P97" svg:width="0.35cm" svg:height="0.35cm" draw:control="control9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95"><text:span text:style-name="Strong_20_Emphasis"><text:span text:style-name="T93"><draw:control text:anchor-type="as-char" draw:z-index="22" draw:name="Vorm 5" draw:style-name="gr1" draw:text-style-name="P97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83"><text:span text:style-name="Strong_20_Emphasis"><text:span text:style-name="T85">D</text:span></text:span><text:span text:style-name="Strong_20_Emphasis"><text:span text:style-name="T69">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162">Super</text:span></text:span><text:span text:style-name="Strong_20_Emphasis"><text:span text:style-name="T70">-toets</text:span></text:span><text:span text:style-name="Strong_20_Emphasis"><text:span text:style-name="T44"><text:note text:id="ftn9" text:note-class="footnote"><text:note-citation>1</text:note-citation><text:note-body><text:p text:style-name="P43"><text:span text:style-name="T178">De </text:span><text:span text:style-name="T221">Super</text:span><text:span text:style-name="T178">-toets is de Windows-toets, Command-toets </text:span><text:span text:style-name="T179">(Apple)</text:span><text:span text:style-name="T178">, of Vergrootglas-toets </text:span><text:span text:style-name="T179">(Chromebook)</text:span><text:span text:style-name="T178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2">ter</text:span></text:span><text:span text:style-name="Strong_20_Emphasis"><text:span text:style-name="T103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0"/></text:span></text:p>
          </table:table-cell>
          <table:table-cell table:style-name="_33_._5f_Installatie_5f_afronden.C6" office:value-type="string">
            <text:p text:style-name="P81"><text:span text:style-name="T5">Typ</text:span><text:span text:style-name="Strong_20_Emphasis"><text:span text:style-name="T52"> de</text:span></text:span><text:span text:style-name="Strong_20_Emphasis"><text:span text:style-name="T71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63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71"><text:span text:style-name="User_20_Entry"><text:span text:style-name="T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71"><text:span text:style-name="User_20_Entry"><text:span text:style-name="T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9" office:value-type="string">
            <text:p text:style-name="P54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0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95"><text:span text:style-name="Strong_20_Emphasis"><text:span text:style-name="T93"><draw:control text:anchor-type="as-char" draw:z-index="23" draw:name="Vorm 7" draw:style-name="gr1" draw:text-style-name="P97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82"><text:span text:style-name="Strong_20_Emphasis"><text:span text:style-name="T85">D</text:span></text:span><text:span text:style-name="Strong_20_Emphasis"><text:span text:style-name="T75">ruk</text:span></text:span><text:span text:style-name="Strong_20_Emphasis"><text:span text:style-name="T74"> op</text:span></text:span><text:span text:style-name="Strong_20_Emphasis"><text:span text:style-name="T70"> de </text:span></text:span><text:span text:style-name="Strong_20_Emphasis"><text:span text:style-name="T162">Super</text:span></text:span><text:span text:style-name="Strong_20_Emphasis"><text:span text:style-name="T70">-toets</text:span></text:span><text:span text:style-name="Strong_20_Emphasis"><text:span text:style-name="T42"><text:note-ref text:note-class="footnote" text:reference-format="text" text:ref-name="ftn9">1</text:note-ref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0">men</text:span></text:span><text:span text:style-name="Strong_20_Emphasis"><text:span text:style-name="T99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0"/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88">Selecteer</text:span></text:span><text:span text:style-name="Strong_20_Emphasis"><text:span text:style-name="T65"> </text:span></text:span><text:span text:style-name="Strong_20_Emphasis"><text:span text:style-name="T114">3 </text:span></text:span><text:span text:style-name="Strong_20_Emphasis"><text:span text:style-name="T97"><text:s/></text:span></text:span><text:span text:style-name="Strong_20_Emphasis"><text:span text:style-name="T115">Installatie</text:span></text:span><text:span text:style-name="Strong_20_Emphasis"><text:span text:style-name="T116"> </text:span></text:span><text:span text:style-name="Strong_20_Emphasis"><text:span text:style-name="T117">afronden</text:span></text:span><text:span text:style-name="Strong_20_Emphasis"><text:span text:style-name="T83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52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45"><text:span text:style-name="Strong_20_Emphasis"><text:span text:style-name="T46"><text:tab/></text:span></text:span></text:p>
      <text:p text:style-name="P46"><text:span text:style-name="Strong_20_Emphasis"><text:span text:style-name="T66"/></text:span></text:p>
      <text:p text:style-name="P47"><text:span text:style-name="Strong_20_Emphasis"><text:span text:style-name="T56"/></text:span></text:p>
      <text:list text:continue-numbering="true" text:style-name="L1">
        <text:list-item>
          <text:p text:style-name="P92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93"><draw:control text:anchor-type="as-char" draw:z-index="4" draw:name="Vorm40_0" draw:style-name="gr1" draw:text-style-name="P97" svg:width="0.35cm" svg:height="0.35cm" draw:control="control3"/></text:span></text:span></text:p>
          </table:table-cell>
          <table:table-cell table:style-name="Tabel2.A1" office:value-type="string">
            <text:p text:style-name="P67"><text:span text:style-name="Strong_20_Emphasis"><text:span text:style-name="T93"><draw:control text:anchor-type="as-char" draw:z-index="9" draw:name="Vorm40_ 1" draw:style-name="gr1" draw:text-style-name="P97" svg:width="0.35cm" svg:height="0.35cm" draw:control="control8"/></text:span></text:span></text:p>
          </table:table-cell>
          <table:table-cell table:style-name="Tabel2.D1" office:value-type="string">
            <text:p text:style-name="P16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76"><text:note text:id="ftn10" text:note-class="footnote"><text:note-citation>1</text:note-citation><text:note-body><text:p text:style-name="P56"><text:span text:style-name="User_20_Entry"><text:span text:style-name="T159">E</text:span></text:span><text:span text:style-name="User_20_Entry"><text:span text:style-name="T161">ventuele extra </text:span></text:span><text:span text:style-name="Definition"><text:span text:style-name="T306">gebruiker</text:span></text:span><text:span text:style-name="User_20_Entry"><text:span text:style-name="T160">s</text:span></text:span><text:span text:style-name="User_20_Entry"><text:span text:style-name="T161"> aanmelden en dezelfde stappen uitvoeren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92"><draw:control text:anchor-type="as-char" draw:z-index="11" draw:name="Vorm13_ 1" draw:style-name="gr1" draw:text-style-name="P97" svg:width="0.35cm" svg:height="0.35cm" draw:control="control10"/></text:span></text:span></text:p>
          </table:table-cell>
          <table:table-cell table:style-name="Tabel2.D2" office:value-type="string">
            <text:p text:style-name="P25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96"><text:span text:style-name="Strong_20_Emphasis"><text:span text:style-name="T93"><draw:control text:anchor-type="as-char" draw:z-index="24" draw:name="Vorm 8" draw:style-name="gr1" draw:text-style-name="P97" svg:width="0.35cm" svg:height="0.35cm" draw:control="control23"/></text:span></text:span></text:p>
          </table:table-cell>
          <table:table-cell table:style-name="Tabel2.A1" office:value-type="string">
            <text:p text:style-name="P96"><text:span text:style-name="Strong_20_Emphasis"><text:span text:style-name="T93"><draw:control text:anchor-type="as-char" draw:z-index="25" draw:name="Vorm 9" draw:style-name="gr1" draw:text-style-name="P97" svg:width="0.35cm" svg:height="0.35cm" draw:control="control24"/></text:span></text:span></text:p>
          </table:table-cell>
          <table:table-cell table:style-name="Tabel2.D5" office:value-type="string">
            <text:p text:style-name="P22"><text:span text:style-name="Strong_20_Emphasis"><text:span text:style-name="T86">D</text:span></text:span><text:span text:style-name="Strong_20_Emphasis"><text:span text:style-name="T75">ruk</text:span></text:span><text:span text:style-name="Strong_20_Emphasis"><text:span text:style-name="T74"> op</text:span></text:span><text:span text:style-name="Strong_20_Emphasis"><text:span text:style-name="T70"> de </text:span></text:span><text:span text:style-name="Strong_20_Emphasis"><text:span text:style-name="T162">Super</text:span></text:span><text:span text:style-name="Strong_20_Emphasis"><text:span text:style-name="T70">-toets</text:span></text:span><text:span text:style-name="Strong_20_Emphasis"><text:span text:style-name="T42"><text:note text:id="ftn11" text:note-class="footnote"><text:note-citation>2</text:note-citation><text:note-body><text:p text:style-name="P42"><text:span text:style-name="T178">De </text:span><text:span text:style-name="T221">Super</text:span><text:span text:style-name="T178">-toets is de Windows-toets, Command-toets </text:span><text:span text:style-name="T179">(Apple)</text:span><text:span text:style-name="T178">, of Vergrootglas-toets </text:span><text:span text:style-name="T179">(Chromebook)</text:span><text:span text:style-name="T178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100">men</text:span></text:span><text:span text:style-name="Strong_20_Emphasis"><text:span text:style-name="T99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9">Installatiem</text:span></text:span><text:span text:style-name="Strong_20_Emphasis"><text:span text:style-name="T110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21"><text:span text:style-name="Strong_20_Emphasis"><text:span text:style-name="T88">Selecteer</text:span></text:span><text:span text:style-name="Strong_20_Emphasis"><text:span text:style-name="T65"> </text:span></text:span><text:span text:style-name="Strong_20_Emphasis"><text:span text:style-name="T114">4 <text:s/></text:span></text:span><text:span text:style-name="Strong_20_Emphasis"><text:span text:style-name="T101">Gebruiker inrichten</text:span></text:span><text:span text:style-name="Strong_20_Emphasis"><text:span text:style-name="T8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53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14"><text:span text:style-name="Strong_20_Emphasis"><text:span text:style-name="T81"/></text:span></text:p>
      <text:p text:style-name="P39"/>
      <text:p text:style-name="P28"><text:span text:style-name="T172">E</text:span><text:span text:style-name="T173">inde c</text:span><text:span text:style-name="T174">hecklist, </text:span><text:span text:style-name="T175">d</text:span><text:span text:style-name="T174">e installatie van </text:span><text:span text:style-name="Strong_20_Emphasis"><text:span text:style-name="T188"><text:user-field-get text:name="Distro">Ubuntu</text:user-field-get></text:span></text:span><text:span text:style-name="T176"><text:s/></text:span><text:span text:style-name="T177"><text:user-field-get text:name="Version">24.04</text:user-field-get></text:span><text:span text:style-name="T177"><text:s/></text:span><text:span text:style-name="Strong_20_Emphasis"><text:span text:style-name="T118"><text:user-field-get text:name="Edition">Desktop</text:user-field-get></text:span></text:span><text:span text:style-name="Strong_20_Emphasis"><text:span text:style-name="T118"><text:s/></text:span></text:span><text:span text:style-name="T174">is voltooid.</text:span></text:p>
      <text:p text:style-name="P8"/>
      <text:list text:style-name="L2">
        <text:list-header>
          <text:p text:style-name="P93"><text:span text:style-name="Emphasis"><text:span text:style-name="T30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1">Karel Zimmer</text:span></text:span></text:a><text:span text:style-name="Emphasis"><text:span text:style-name="T302">.</text:span></text:span></text:p>
          <text:p text:style-name="P94"><text:span text:style-name="Emphasis"><text:span text:style-name="T302">C</text:span></text:span><text:span text:style-name="Emphasis"><text:span text:style-name="T303">C0</text:span></text:span><text:span text:style-name="Emphasis"><text:span text:style-name="T302"> 1.0 </text:span></text:span><text:span text:style-name="Emphasis"><text:span text:style-name="T304">Universeel</text:span></text:span><text:span text:style-name="Emphasis"><text:span text:style-name="T302"> </text:span></text:span><text:span text:style-name="Emphasis"><text:span text:style-name="T29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9"><text:s/></text:span></text:span><text:span text:style-name="Emphasis"><text:span text:style-name="T29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9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5-16T11:07:25.437933155">16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6T11:05:51.813783149</dc:date>
    <meta:keyword>Installatie</meta:keyword>
    <meta:keyword>Checklist</meta:keyword>
    <meta:keyword>Linux</meta:keyword>
    <meta:editing-cycles>6891</meta:editing-cycles>
    <meta:editing-duration>P12DT8H31M59S</meta:editing-duration>
    <dc:creator>Karel Zimmer</dc:creator>
    <meta:printed-by>Karel Zimmer</meta:printed-by>
    <meta:print-date>2024-05-16T11:06:54.676993876</meta:print-date>
    <meta:document-statistic meta:table-count="4" meta:image-count="2" meta:object-count="0" meta:page-count="4" meta:paragraph-count="77" meta:word-count="485" meta:character-count="3473" meta:non-whitespace-character-count="3010"/>
    <meta:user-defined meta:name="Info 1"/>
    <meta:user-defined meta:name="Info 2"/>
    <meta:user-defined meta:name="Info 3"/>
    <meta:user-defined meta:name="Info 4"/>
  </office:meta>
</office:document-meta>
</file>